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text-align="justify" style:justify-single-word="false"/>
      <style:text-properties officeooo:rsid="000a6dc0" officeooo:paragraph-rsid="000a6dc0"/>
    </style:style>
    <style:style style:name="P2" style:family="paragraph" style:parent-style-name="Standard">
      <style:paragraph-properties fo:margin-top="0.0398in" fo:margin-bottom="0.0398in" loext:contextual-spacing="false" fo:text-align="justify" style:justify-single-word="false"/>
      <style:text-properties officeooo:rsid="000c1cc2" officeooo:paragraph-rsid="000c1cc2"/>
    </style:style>
    <style:style style:name="P3" style:family="paragraph" style:parent-style-name="Standard">
      <style:paragraph-properties fo:margin-top="0.0398in" fo:margin-bottom="0.0398in" loext:contextual-spacing="false" fo:text-align="justify" style:justify-single-word="false"/>
      <style:text-properties officeooo:rsid="000ebc2f" officeooo:paragraph-rsid="000ebc2f"/>
    </style:style>
    <style:style style:name="T1" style:family="text">
      <style:text-properties officeooo:rsid="000c1cc2"/>
    </style:style>
    <style:style style:name="T2" style:family="text">
      <style:text-properties officeooo:rsid="000cb18e"/>
    </style:style>
    <style:style style:name="T3" style:family="text">
      <style:text-properties officeooo:rsid="000e3bd5"/>
    </style:style>
    <style:style style:name="T4" style:family="text">
      <style:text-properties officeooo:rsid="000ebc2f"/>
    </style:style>
    <style:style style:name="T5" style:family="text">
      <style:text-properties officeooo:rsid="00108c74"/>
    </style:style>
    <style:style style:name="T6" style:family="text">
      <style:text-properties officeooo:rsid="001151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Unit Testing: là kiểm thử đơn vị bằng cách kiểm tra các module, kiểm thử đơn vị là một phương pháp kiểm tra phần mềm mà theo đó các đơn vị mã nguồn riêng lẻ — các tập hợp của một hoặc nhiều mô-đun chương trình máy tính cùng với dữ liệu điều khiển liên quan, quy trình sử dụng và quy trình vận hành — được kiểm tra để xác định xem chúng có phù hợp để sử dụng hay không . <text:span text:style-name="T1">Sử dụng chúng khi một chức năng hoặc mô tả được tạo nên → tối ưu hóa code và tìm các lỗi sớm hơn dễ dàng cho việc kiểm thử sau này. </text:span><text:span text:style-name="T2">Hay noi ngắn gọn là từng đơn vị hoạt động có đúng như mong muốn hay </text:span><text:span text:style-name="T3">không.</text:span></text:p>
      <text:p text:style-name="P1">- <text:span text:style-name="T4">Kiểm tra dòng lệnh</text:span></text:p>
      <text:p text:style-name="P1">- <text:span text:style-name="T4">KIểm thử rẽ nhánh</text:span></text:p>
      <text:p text:style-name="P1">- <text:span text:style-name="T4">Kiểm thử theo điều kiện</text:span></text:p>
      <text:p text:style-name="P1">- <text:span text:style-name="T4">Kiểm thử theo đường dẫn thực hiện</text:span></text:p>
      <text:p text:style-name="P3">Có 2 giải pháp: top-down và bottom - up </text:p>
      <text:p text:style-name="P2">2. <text:span text:style-name="T2">Regression Testing: </text:span><text:span text:style-name="T5">kiểm tra lại chức năng đã kiểm tra sau khi lắp ráp các chức năng thành một hệ thống thống nhất. Tại vì một sự thay đổi của một chuwacs năng có thể làm anh hưởng đến các phần khác trong hệ thống khi chúng kết nối với nhau. </text:span><text:span text:style-name="T6">Thực hiện khi nào mà tester thấy có thể xảy ra vấn về đề khi ráp các chức năng lại với nhau. Thực hiện bằng cách chạy lại các test case đã có và kiểm tra thêm có cân thêm test case hay không.</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16:36:10.356234975</meta:creation-date>
    <meta:generator>LibreOffice/6.4.7.2$Linux_X86_64 LibreOffice_project/40$Build-2</meta:generator>
    <dc:date>2022-09-05T17:41:36.755009863</dc:date>
    <meta:editing-duration>PT4M5S</meta:editing-duration>
    <meta:editing-cycles>1</meta:editing-cycles>
    <meta:document-statistic meta:table-count="0" meta:image-count="0" meta:object-count="0" meta:page-count="1" meta:paragraph-count="7" meta:word-count="260" meta:character-count="1154" meta:non-whitespace-character-count="898"/>
  </office:meta>
</office:document-meta>
</file>